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5pt" fo:font-weight="bold" style:font-size-asian="15pt" style:font-weight-asian="bold" style:font-size-complex="15pt" style:font-weight-complex="bold"/>
    </style:style>
    <style:style style:name="P2" style:family="paragraph" style:parent-style-name="Text_20_body">
      <style:paragraph-properties fo:margin-top="0cm" fo:margin-bottom="0cm"/>
    </style:style>
    <style:style style:name="P3" style:family="paragraph" style:parent-style-name="Heading_20_3">
      <style:paragraph-properties fo:margin-left="1.984cm" fo:margin-right="0cm" fo:text-indent="0cm" style:auto-text-indent="false"/>
      <style:text-properties fo:font-size="12pt" style:font-size-asian="12pt" style:font-size-complex="12pt"/>
    </style:style>
    <style:style style:name="P4" style:family="paragraph" style:parent-style-name="Heading_20_1">
      <style:text-properties fo:font-size="18pt" style:font-size-asian="18pt" style:font-size-complex="18pt"/>
    </style:style>
    <style:style style:name="P5" style:family="paragraph" style:parent-style-name="Heading_20_1">
      <style:paragraph-properties fo:margin-left="1.058cm" fo:margin-right="0cm" fo:text-indent="0cm" style:auto-text-indent="false"/>
      <style:text-properties fo:font-size="12pt" style:font-size-asian="12pt" style:font-size-complex="12pt"/>
    </style:style>
    <style:style style:name="P6" style:family="paragraph" style:parent-style-name="Heading_20_1">
      <style:paragraph-properties fo:margin-left="1.984cm" fo:margin-right="0cm" fo:text-indent="0cm" style:auto-text-indent="false"/>
      <style:text-properties fo:font-size="12pt" style:font-size-asian="12pt" style:font-size-complex="12pt"/>
    </style:style>
    <style:style style:name="P7" style:family="paragraph" style:parent-style-name="Heading_20_2">
      <style:paragraph-properties fo:margin-left="1.984cm" fo:margin-right="0cm" fo:text-indent="0cm" style:auto-text-indent="false"/>
      <style:text-properties fo:font-size="12pt" style:font-size-asian="12pt" style:font-size-complex="12pt"/>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Αντικείμενο μετάφρασης : </text:h>
      <text:h text:style-name="P5" text:outline-level="1">Sugar Community Edition 6.5.0 Application Guide</text:h>
      <text:h text:style-name="P6" text:outline-level="1">- Accounts</text:h>
      <text:h text:style-name="P7" text:outline-level="2"><text:bookmark text:name="Overview"/>- Overview</text:h>
      <text:h text:style-name="P7" text:outline-level="2">- Account actions</text:h>
      <text:h text:style-name="P3" text:outline-level="3"><text:bookmark text:name="Creating_Accounts"/>- Creating Accounts</text:h>
      <text:p text:style-name="Text_20_body">------------------------------------------------------------------------------------------------------------------------</text:p>
      <text:h text:style-name="Heading_20_1" text:outline-level="1">Λογαριασμοί</text:h>
      <text:p text:style-name="P1">Επισκόπηση</text:p>
      <text:p text:style-name="Text_20_body">Χρησιμοποιήστε την ενότητα Λογαριασμών για τη δημιουργία και τη διαχείριση λογαριασμών πελατών για τον οργανισμό σας.</text:p>
      <text:p text:style-name="Text_20_body">Ένας λογαριασμός περιέχει πληροφορίες για τους πελάτες σας, όπως το όνομα και τη διεύθυνση. Κάθε λογαριασμός μπορεί να συνδέεται με άλλα αρχεία, όπως τις Ευκαιρίες και τις Επαφές.</text:p>
      <text:p text:style-name="P1">Δράσεις Λογαριασμού</text:p>
      <text:p text:style-name="Text_20_body">Η μπάρα Δράσεις στην καρτέλα Λογαριασμοί εμφανίζει τις ακόλουθες επιλογές:</text:p>
      <text:p text:style-name="Text_20_body">Δημιουργία λογαριασμού. Κάντε αυτήν την επιλογή για να δημιουργήσετε ένα νέο λογαριασμό.</text:p>
      <text:p text:style-name="Text_20_body">Λογαριασμοί. Κάντε κλικ σε αυτή την επιλογή για να προβάλετε μια λίστα με τους υπάρχοντες λογαριασμούς.</text:p>
      <text:p text:style-name="Text_20_body">Εισαγωγή. Κάντε κλικ σε αυτή την επιλογή για να εισαγάγετε πληροφορίες λογαριασμού από εξωτερικά συστήματα και βάσεις δεδομένων. Για περισσότερες πληροφορίες, ανατρέξτε στην ενότητα Εισαγωγή Δεδομένων.</text:p>
      <text:p text:style-name="P1">Δημιουργία λογαριασμών</text:p>
      <text:p text:style-name="Text_20_body">Μπορείτε να δημιουργήσετε λογαριασμούς στο Sugar, ή μπορείτε να τους εισάγετε στο Sugar χρησιμοποιώντας ένα οριοθετημένο με κόμματα, οριοθετημένο με στηλοθέτες, ή χρησιμοποιώντας δικό σας χαρακτήρα οριοθέτησης.</text:p>
      <text:p text:style-name="Text_20_body">Για να δημιουργήσετε ένα λογαριασμό</text:p>
      <text:p text:style-name="Text_20_body">1. Επιλέξτε Δημιουργία Λογαριασμού από τη γραμμή Δράσεις στην καρτέλα Λογαριασμοί.</text:p>
      <text:p text:style-name="Text_20_body">Ή, κάντε κλικ στο εικονίδιο Δημιουργία λογαριασμού στην μπάρα Συντομεύσεις, και προσθέσετε επιπλέον πληροφορίες, μετά μπορείτε να αποθηκεύσετε τη φόρμα.</text:p>
      <text:p text:style-name="Text_20_body">Ή, κάντε κλικ στο εικονίδιο Δημιουργία σε οποιαδήποτε σελίδα της ενότητας Λογαριασμών.</text:p>
      <text:p text:style-name="Text_20_body">2. Πληκτρολογήστε τις ακόλουθες πληροφορίες στην ενότητα Επισκόπηση λογαριασμού:</text:p>
      <text:p text:style-name="Text_20_body">Όνομα λογαριασμού. Πληκτρολογήστε ένα όνομα για το λογαριασμό.</text:p>
      <text:p text:style-name="Text_20_body">Website. Εισάγετε τη διεύθυνση URL για την ιστοσελίδα του οργανισμού.</text:p>
      <text:p text:style-name="Text_20_body"><text:soft-page-break/>Τηλέφωνο Γραφείου. Εισάγετε τον αριθμό τηλεφώνου του γραφείου.</text:p>
      <text:p text:style-name="Text_20_body">Fax. Εισάγετε τον αριθμό φαξ για τον οργανισμό.</text:p>
      <text:p text:style-name="Text_20_body">Διεύθυνση. Πληκτρολογήστε τις διευθύνσεις χρέωσης και τη ναυτιλία. Για να αντιγράψετε τη διεύθυνση χρέωσης στην ενότητα Διεύθυνση αποστολής, επιλέξτε τη διεύθυνση Αντιγραφή από αριστερά κουτάκι.</text:p>
      <text:p text:style-name="Text_20_body">Διεύθυνση Email: Εισάγετε την κύρια διεύθυνση ηλεκτρονικού ταχυδρομείου για τον λογαριασμό. Για να προσθέσετε επιπλέον διευθύνσεις e-mail για τις επαφές σας και τους στόχους της εκστρατείας εντός του οργανισμού, κάντε κλικ στο εικονίδιο Add. Για να δείξει την κύρια διεύθυνση ηλεκτρονικού ταχυδρομείου, επιλέξτε Primary. Εάν στείλετε Campaign e-mail <text:s/>σε αυτήν την επαφή και το άτομο επέλεξε να κάνει opt-out, επιλέξτε την επιλογή Opted Out. Εάν η διεύθυνση ηλεκτρονικού ταχυδρομείου δεν είναι σωστή, επιλέξτε Invalid.</text:p>
      <text:p text:style-name="Text_20_body">Περιγραφή: Πληκτρολογήστε μια σύντομη περιγραφή για το Lead.</text:p>
      <text:p text:style-name="Text_20_body">Πληκτρολογήστε τις ακόλουθες πληροφορίες στην ενότητα Περισσότερες πληροφορίες:</text:p>
      <text:p text:style-name="Text_20_body">Πληκτρολογήστε. Εισάγετε την κατηγορία λογαριασμού, όπως Πελάτης ή Συνεργάτης.</text:p>
      <text:p text:style-name="Text_20_body">Ετήσια έσοδα. Εισάγετε τα ετήσια έσοδα για την οργάνωση.</text:p>
      <text:p text:style-name="Text_20_body">Κώδικας SIC. Εισάγετε τον κωδικό <text:s/>Standard Industrial Classification που δηλώνει τον τύπο του οργανισμού σας επιχείρηση.</text:p>
      <text:p text:style-name="Text_20_body">Μέλος. Πληκτρολογήστε τα ονόματα των οργανισμών που συνδέονται με το λογαριασμό.</text:p>
      <text:p text:style-name="Text_20_body">Εκστρατεία. Για να στοχεύσει το λογαριασμό για μια εκστρατεία μάρκετινγκ, κάντε κλικ στο κουμπί Επιλογή και επιλέξτε μια υπάρχουσα καμπάνια.</text:p>
      <text:p text:style-name="Text_20_body">Βιομηχανία. Από αυτήν την αναπτυσσόμενη λίστα, επιλέξτε τον βιομηχανικό τομέα στον οποίο ανήκει ο λογαριασμός.</text:p>
      <text:p text:style-name="Text_20_body">Εργαζόμενοι. Εισάγετε τον αριθμό των εργαζομένων στον οργανισμό.</text:p>
      <text:p text:style-name="Text_20_body">Σύμβολο Ticker. Πληκτρολογήστε το σύμβολο τticker για την οργάνωση.</text:p>
      <text:p text:style-name="Text_20_body">Ιδιοκτησία. Καθορίστε τις πληροφορίες ιδιοκτήτη.</text:p>
      <text:p text:style-name="Text_20_body">Αξιολόγηση. Εισάγετε βαθμολογία του οργανισμού στον κλάδο.</text:p>
      <text:p text:style-name="Text_20_body">Καθορίστε τις ακόλουθες πληροφορίες στην ενότητα Άλλοι:</text:p>
      <text:p text:style-name="Text_20_body">Ανάθεση σε. Πληκτρολογήστε το όνομα του ατόμου που θέλετε να εκχωρήσετε στο λογαριασμό ή κάντε κλικ στο κουμπί Επιλογή για να επιλέξετε από τη λίστα το χρήστη. Από προεπιλογή, αυτό το αρχείο έχει εκχωρηθεί σε εσάς.</text:p>
      <text:p text:style-name="Text_20_body">3. Κάντε κλικ στο κουμπί Αποθήκευση για να αποθηκεύσετε τις νέες πληροφορίες λογαριασμού. Κάντε κλικ στο κουμπί Άκυρο για να βγείτε από τη σελίδα χωρίς να αποθηκεύσετε τις πληροφορίες.</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4:05:13</meta:creation-date>
    <dc:date>2014-07-18T14:29:37</dc:date>
    <meta:editing-duration>PT7M25S</meta:editing-duration>
    <meta:editing-cycles>2</meta:editing-cycles>
    <meta:generator>LibreOffice/3.5$Linux_X86_64 LibreOffice_project/350m1$Build-2</meta:generator>
    <meta:document-statistic meta:table-count="0" meta:image-count="0" meta:object-count="0" meta:page-count="2" meta:paragraph-count="44" meta:word-count="548" meta:character-count="4081" meta:non-whitespace-character-count="3574"/>
  </office:meta>
</office:document-meta>
</file>